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F0000000F0556628A9F16DA8C1.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lab" svg:font-family="'Roboto Slab', 'Times New Roman', serif"/>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text-properties officeooo:paragraph-rsid="001c0a0e"/>
    </style:style>
    <style:style style:name="P2" style:family="paragraph" style:parent-style-name="Standard" style:list-style-name="L3">
      <style:paragraph-properties fo:line-height="115%" fo:widows="1"/>
      <style:text-properties style:font-name="Arial1" fo:font-size="12pt" officeooo:rsid="001c719b" officeooo:paragraph-rsid="001c719b" style:font-size-asian="12pt" style:font-size-complex="12pt"/>
    </style:style>
    <style:style style:name="P3" style:family="paragraph" style:parent-style-name="Standard" style:list-style-name="L2">
      <style:paragraph-properties fo:line-height="115%" fo:widows="1"/>
      <style:text-properties style:font-name="Arial1" fo:font-size="12pt" officeooo:rsid="001de80a" officeooo:paragraph-rsid="001de80a" style:font-size-asian="12pt" style:font-size-complex="12pt"/>
    </style:style>
    <style:style style:name="P4" style:family="paragraph" style:parent-style-name="Standard" style:list-style-name="L2">
      <style:paragraph-properties fo:line-height="115%" fo:widows="1"/>
      <style:text-properties style:font-name="Arial1" fo:font-size="12pt" officeooo:paragraph-rsid="001c719b" style:font-size-asian="12pt" style:font-size-complex="12pt"/>
    </style:style>
    <style:style style:name="P5" style:family="paragraph" style:parent-style-name="Standard" style:list-style-name="L2">
      <style:paragraph-properties fo:line-height="115%" fo:widows="1"/>
      <style:text-properties style:font-name="Arial1" fo:font-size="12pt" officeooo:paragraph-rsid="001de80a" style:font-size-asian="12pt" style:font-size-complex="12pt"/>
    </style:style>
    <style:style style:name="P6" style:family="paragraph" style:parent-style-name="Standard">
      <style:paragraph-properties fo:line-height="115%" fo:widows="1"/>
      <style:text-properties style:font-name="Arial1" fo:font-size="12pt" officeooo:paragraph-rsid="001c719b" style:font-size-asian="12pt" style:font-size-complex="12pt"/>
    </style:style>
    <style:style style:name="P7" style:family="paragraph" style:parent-style-name="Standard" style:list-style-name="L3">
      <style:paragraph-properties fo:line-height="115%" fo:widows="1"/>
      <style:text-properties style:font-name="Arial1" fo:font-size="12pt" officeooo:paragraph-rsid="001c719b" style:font-size-asian="12pt" style:font-size-complex="12pt"/>
    </style:style>
    <style:style style:name="P8" style:family="paragraph" style:parent-style-name="Standard">
      <style:paragraph-properties fo:line-height="115%" fo:text-align="start" style:justify-single-word="false" fo:widows="1"/>
      <style:text-properties style:font-name="Arial1" fo:font-size="12pt" fo:font-weight="bold" officeooo:rsid="001de80a" officeooo:paragraph-rsid="001de80a" style:font-size-asian="12pt" style:font-weight-asian="bold" style:font-size-complex="12pt" style:font-weight-complex="bold"/>
    </style:style>
    <style:style style:name="P9" style:family="paragraph" style:parent-style-name="Standard">
      <style:paragraph-properties fo:line-height="115%" fo:text-align="start" style:justify-single-word="false" fo:widows="1"/>
      <style:text-properties style:font-name="Arial1" fo:font-size="12pt" fo:font-weight="bold" officeooo:rsid="001eea3d" officeooo:paragraph-rsid="001eea3d" style:font-size-asian="12pt" style:font-weight-asian="bold" style:font-size-complex="12pt" style:font-weight-complex="bold"/>
    </style:style>
    <style:style style:name="P10" style:family="paragraph" style:parent-style-name="Standard" style:list-style-name="L5">
      <style:paragraph-properties fo:line-height="115%" fo:text-align="start" style:justify-single-word="false" fo:widows="1"/>
      <style:text-properties style:font-name="Arial1" fo:font-size="12pt" fo:font-weight="normal" officeooo:rsid="001de80a" officeooo:paragraph-rsid="001de80a" style:font-size-asian="12pt" style:font-weight-asian="normal" style:font-size-complex="12pt" style:font-weight-complex="normal"/>
    </style:style>
    <style:style style:name="P11" style:family="paragraph" style:parent-style-name="Standard" style:list-style-name="L6">
      <style:paragraph-properties fo:line-height="115%" fo:text-align="start" style:justify-single-word="false" fo:widows="1"/>
      <style:text-properties style:font-name="Arial1" fo:font-size="12pt" fo:font-weight="normal" officeooo:rsid="001eea3d" officeooo:paragraph-rsid="001eea3d" style:font-size-asian="12pt" style:font-weight-asian="normal" style:font-size-complex="12pt" style:font-weight-complex="normal"/>
    </style:style>
    <style:style style:name="P12" style:family="paragraph" style:parent-style-name="Standard" style:list-style-name="L7">
      <style:paragraph-properties fo:line-height="115%" fo:text-align="start" style:justify-single-word="false" fo:widows="1"/>
      <style:text-properties style:font-name="Arial1" fo:font-size="12pt" fo:font-weight="normal" officeooo:rsid="001eea3d" officeooo:paragraph-rsid="001eea3d" style:font-size-asian="12pt" style:font-weight-asian="normal" style:font-size-complex="12pt" style:font-weight-complex="normal"/>
    </style:style>
    <style:style style:name="P13" style:family="paragraph" style:parent-style-name="Standard" style:list-style-name="L1">
      <style:paragraph-properties fo:line-height="115%" fo:widows="1"/>
      <style:text-properties officeooo:rsid="001c719b" officeooo:paragraph-rsid="001c719b"/>
    </style:style>
    <style:style style:name="P14" style:family="paragraph" style:parent-style-name="Standard" style:list-style-name="L1">
      <style:paragraph-properties fo:line-height="115%" fo:widows="1"/>
      <style:text-properties officeooo:paragraph-rsid="001c719b"/>
    </style:style>
    <style:style style:name="P15" style:family="paragraph" style:parent-style-name="Standard">
      <style:paragraph-properties fo:margin-left="0in" fo:margin-right="0in" fo:line-height="115%" fo:text-align="justify" style:justify-single-word="false" fo:widows="1" fo:text-indent="0in" style:auto-text-indent="false"/>
      <style:text-properties style:font-name="Arial1" fo:font-size="12pt" officeooo:paragraph-rsid="001de80a" style:font-size-asian="12pt" style:font-size-complex="12pt"/>
    </style:style>
    <style:style style:name="P16" style:family="paragraph" style:parent-style-name="Standard">
      <style:paragraph-properties fo:margin-left="0in" fo:margin-right="0in" fo:line-height="115%" fo:text-align="justify" style:justify-single-word="false" fo:widows="1" fo:text-indent="0in" style:auto-text-indent="false"/>
      <style:text-properties style:font-name="Arial1" fo:font-size="12pt" officeooo:paragraph-rsid="001c719b" style:font-size-asian="12pt" style:font-size-complex="12pt"/>
    </style:style>
    <style:style style:name="P17" style:family="paragraph" style:parent-style-name="Standard">
      <style:paragraph-properties fo:margin-left="0in" fo:margin-right="0in" fo:line-height="115%" fo:text-align="center" style:justify-single-word="false" fo:widows="1" fo:text-indent="0in" style:auto-text-indent="false"/>
      <style:text-properties style:font-name="Arial1" fo:font-size="12pt" officeooo:paragraph-rsid="001de80a" style:font-size-asian="12pt" style:font-size-complex="12pt"/>
    </style:style>
    <style:style style:name="P18" style:family="paragraph" style:parent-style-name="Standard">
      <style:paragraph-properties fo:margin-left="0in" fo:margin-right="0in" fo:line-height="115%" fo:widows="1" fo:text-indent="0in" style:auto-text-indent="false"/>
      <style:text-properties style:font-name="Arial1" fo:font-size="12pt" fo:font-weight="bold" officeooo:rsid="001c719b" officeooo:paragraph-rsid="001c719b" style:font-size-asian="12pt" style:font-weight-asian="bold" style:font-size-complex="12pt" style:font-weight-complex="bold"/>
    </style:style>
    <style:style style:name="P19" style:family="paragraph" style:parent-style-name="Standard">
      <style:paragraph-properties fo:margin-left="0in" fo:margin-right="0in" fo:line-height="115%" fo:text-align="start" style:justify-single-word="false" fo:widows="1" fo:text-indent="0in" style:auto-text-indent="false"/>
      <style:text-properties style:font-name="Arial1" fo:font-size="12pt" fo:font-weight="bold" officeooo:rsid="001c719b" officeooo:paragraph-rsid="001c719b" style:font-size-asian="12pt" style:font-weight-asian="bold" style:font-size-complex="12pt" style:font-weight-complex="bold"/>
    </style:style>
    <style:style style:name="P20" style:family="paragraph" style:parent-style-name="Standard">
      <style:paragraph-properties fo:margin-left="0in" fo:margin-right="0in" fo:line-height="115%" fo:text-align="center" style:justify-single-word="false" fo:widows="1" fo:text-indent="0in" style:auto-text-indent="false"/>
      <style:text-properties style:font-name="Arial1" fo:font-size="12pt" fo:font-weight="bold" officeooo:rsid="001de80a" officeooo:paragraph-rsid="001de80a" style:font-size-asian="12pt" style:font-weight-asian="bold" style:font-size-complex="12pt" style:font-weight-complex="bold"/>
    </style:style>
    <style:style style:name="T1" style:family="text">
      <style:text-properties style:font-name="Arial" fo:font-size="20pt" style:font-size-asian="20pt" style:font-size-complex="20pt"/>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c0a0e"/>
    </style:style>
    <style:style style:name="T5" style:family="text">
      <style:text-properties fo:font-variant="normal" fo:text-transform="none" fo:letter-spacing="normal" fo:font-style="normal" fo:font-weight="normal" officeooo:rsid="001c719b"/>
    </style:style>
    <style:style style:name="T6" style:family="text">
      <style:text-properties fo:font-variant="normal" fo:text-transform="none" fo:letter-spacing="normal" fo:font-style="normal" fo:font-weight="normal" style:font-weight-asian="bold" style:font-weight-complex="bold"/>
    </style:style>
    <style:style style:name="T7" style:family="text">
      <style:text-properties fo:font-variant="normal" fo:text-transform="none" fo:letter-spacing="normal" fo:font-style="normal" fo:font-weight="normal" officeooo:rsid="001c719b" style:font-weight-asian="bold" style:font-weight-complex="bold"/>
    </style:style>
    <style:style style:name="T8" style:family="text">
      <style:text-properties fo:font-variant="normal" fo:text-transform="none" fo:letter-spacing="normal" fo:font-style="normal" fo:font-weight="bold" officeooo:rsid="001c719b" style:font-weight-asian="bold" style:font-weight-complex="bold"/>
    </style:style>
    <style:style style:name="T9" style:family="text">
      <style:text-properties fo:font-variant="normal" fo:text-transform="none" style:font-name="Arial1" fo:font-size="12pt" fo:letter-spacing="normal" fo:font-style="normal" fo:font-weight="normal" style:font-size-asian="12pt" style:font-size-complex="12pt"/>
    </style:style>
    <style:style style:name="T10" style:family="text">
      <style:text-properties fo:font-variant="normal" fo:text-transform="none" style:font-name="Arial1" fo:font-size="12pt" fo:letter-spacing="normal" fo:font-style="normal" fo:font-weight="normal" officeooo:rsid="001c719b" style:font-size-asian="12pt" style:font-size-complex="12pt"/>
    </style:style>
    <style:style style:name="T11" style:family="text">
      <style:text-properties officeooo:rsid="001de80a"/>
    </style:style>
    <style:style style:name="T12" style:family="text">
      <style:text-properties fo:font-weight="bold" officeooo:rsid="001c719b" style:font-weight-asian="bold" style:font-weight-complex="bold"/>
    </style:style>
    <style:style style:name="T13" style:family="text">
      <style:text-properties fo:font-weight="bold" officeooo:rsid="001de80a"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680*" fo:start-indent="0in" fo:end-indent="0in"/>
          <style:column style:rel-width="4680*"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The Origin of PHI</text:span></text:p>
      <text:p text:style-name="P16"><text:span text:style-name="T3"><text:tab/>PHI Robotics is a Christian garage team that has been around since before FTC started. In the beginning, we were one team, PHI Robotics. After several years, our team grew substantially so that we chose to split into two sister teams, PHI Alpha, and PHI Omega. Our two teams work together for </text:span><text:span text:style-name="T5">fund raising</text:span><text:span text:style-name="T3"> and outreach, as well as sharing software and hardware ideas.</text:span></text:p>
      <text:p text:style-name="P17"><text:line-break/><text:span text:style-name="T13">Good Times</text:span></text:p>
      <text:p text:style-name="P15"><text:span text:style-name="T3"><text:tab/>This year, we have several new members on the team. Because of this, the beginning of the was a lot of training. Our </text:span><text:span text:style-name="T4">favorite</text:span><text:span text:style-name="T3"> part of this was getting to know each other, and figuring out what each person likes to do.</text:span></text:p>
      <text:p text:style-name="P15"><text:tab/><text:span text:style-name="T3">During the summer, we focus on reaching out to the community to share about FIRST robotics and about our team. One major event that we put on, with other teams from our area, is the VEX workshop. Kids from the community come each day, and learn about engineering programs, and build robots. This event is a LOT of fun, and we have a great time hanging out with the kids.</text:span></text:p>
      <text:p text:style-name="P16"><text:tab/><text:span text:style-name="T3">Of of our favorite moments of this </text:span><text:span text:style-name="T4">competitive</text:span><text:span text:style-name="T3"> season would have to be when we first got the robot to move. We were so excited that we had finally been able to communicate with the system! We knew that the work was just beginning, but it was a major breakthrough and got us excited to see what else we can do.</text:span></text:p>
      <text:p text:style-name="P16"><text:tab/><text:span text:style-name="T3">Our first competition was very stressful. The robot was having problems, and one of our team members was hurt. The day was a challenge, and a learning experience. By a true miracle we ended up being the fourth alliance </text:span><text:span text:style-name="T4">captain</text:span><text:span text:style-name="T3">, but did not qualify. We had fun, and it was a real morality booster for our team.</text:span></text:p>
      <text:p text:style-name="P16"><text:line-break/></text:p>
      <text:section text:style-name="Sect1" text:name="Section1">
        <text:p text:style-name="P18"><text:span text:style-name="T2">Getting Started</text:span></text:p>
        <text:list xml:id="list425236300624228989" text:style-name="L1">
          <text:list-item>
            <text:p text:style-name="P14"><text:span text:style-name="T9">Who are we? (pg. )</text:span></text:p>
          </text:list-item>
          <text:list-item>
            <text:p text:style-name="P14"><text:span text:style-name="T10">PHI Robotics Kickoff </text:span><text:span text:style-name="T9">(pg. )</text:span></text:p>
          </text:list-item>
          <text:list-item>
            <text:p text:style-name="P13"><text:span text:style-name="T10">T</text:span><text:span text:style-name="T9">eam Business Plan</text:span></text:p>
          </text:list-item>
        </text:list>
        <text:p text:style-name="P19"><text:span text:style-name="T2">Meetings</text:span></text:p>
        <text:list xml:id="list7107405089470118831" text:style-name="L2">
          <text:list-item>
            <text:p text:style-name="P4"><text:span text:style-name="T3">It's Alive! (pg. ) </text:span></text:p>
          </text:list-item>
          <text:list-item>
            <text:p text:style-name="P4"><text:span text:style-name="T3">First Autonomy Movement (pg. )</text:span></text:p>
          </text:list-item>
        </text:list>
        <text:p text:style-name="P6"><text:span text:style-name="T12">Hardware</text:span></text:p>
        <text:list xml:id="list160145076986512" text:continue-numbering="true" text:style-name="L2">
          <text:list-item>
            <text:p text:style-name="P3"><text:span text:style-name="T5">T</text:span><text:span text:style-name="T3">he Two-Face Protocol (pg. )</text:span></text:p>
          </text:list-item>
          <text:list-item>
            <text:p text:style-name="P4"><text:span text:style-name="T3">Robot Versions (pg. </text:span><text:span text:style-name="T5">)</text:span></text:p>
          </text:list-item>
          <text:list-item>
            <text:p text:style-name="P5"><text:span text:style-name="T5">CAD Modeling and design (pg. )</text:span></text:p>
          </text:list-item>
        </text:list>
        <text:p text:style-name="P6"><text:span text:style-name="T8">Programming</text:span></text:p>
        <text:list xml:id="list7469262517634622092" text:style-name="L3">
          <text:list-item>
            <text:p text:style-name="P7"><text:span text:style-name="T7">Our Teleop (pg. )</text:span></text:p>
          </text:list-item>
          <text:list-item>
            <text:p text:style-name="P2"><text:span text:style-name="T6">Working with Java</text:span></text:p>
          </text:list-item>
        </text:list>
        <text:p text:style-name="P8"><text:span text:style-name="T2">PHI Outreach</text:span></text:p>
        <text:list xml:id="list3072637095377014263" text:style-name="L5">
          <text:list-item>
            <text:p text:style-name="P10"><text:span text:style-name="T2">VEX Robotics Workshop</text:span></text:p>
          </text:list-item>
          <text:list-item>
            <text:p text:style-name="P10"><text:span text:style-name="T2">Antelope Valley Fair Booth</text:span></text:p>
          </text:list-item>
        </text:list>
        <text:p text:style-name="P9"><text:span text:style-name="T2">Funding</text:span></text:p>
        <text:list xml:id="list3211775967217845393" text:style-name="L7">
          <text:list-item>
            <text:p text:style-name="P12"><text:span text:style-name="T2">Our sponsors (pg. )</text:span></text:p>
          </text:list-item>
        </text:list>
        <text:list xml:id="list47732457694283117" text:style-name="L6">
          <text:list-item>
            <text:p text:style-name="P11"><text:span text:style-name="T2">Jethawks Event (pg.)</text:span></text:p>
            <text:p text:style-name="P11"><text:span text:style-name="T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lab" svg:font-family="'Roboto Slab', 'Times New Roman', serif"/>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text-properties officeooo:paragraph-rsid="001c0a0e"/>
    </style:style>
    <style:style style:name="MT1" style:family="text">
      <style:text-properties style:font-name="Arial" fo:font-size="20pt" style:font-size-asian="20pt" style:font-size-complex="2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452<text:tab/></text:span><text:span text:style-name="MT1"><draw:frame draw:style-name="Mfr1" draw:name="Picture 1" text:anchor-type="as-char" svg:width="0.5138in" svg:height="0.5138in" draw:z-index="0"><draw:image xlink:href="Pictures/10000000000000F0000000F0556628A9F16DA8C1.jpg" xlink:type="simple" xlink:show="embed" xlink:actuate="onLoad"/><svg:desc>OSX:Users:Timm-e:Documents:phi_robotics:PHI Logo.jpg</svg:desc></draw:frame></text:span><text:span text:style-name="MT1"> <text:s/>PHI Alpha <text:s/></text:span><text:span text:style-name="MT1"><draw:frame draw:style-name="Mfr1" draw:name="Picture 2" text:anchor-type="as-char" svg:width="0.5138in" svg:height="0.5138in" draw:z-index="1"><draw:image xlink:href="Pictures/10000000000000F0000000F0556628A9F16DA8C1.jpg" xlink:type="simple" xlink:show="embed" xlink:actuate="onLoad"/><svg:desc>OSX:Users:Timm-e:Documents:phi_robotics:PHI Logo.jpg</svg:desc></draw:frame></text:span><text:span text:style-name="MT1"><text:tab/>45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5:01:47.911000000</meta:creation-date>
    <dc:title>1"</dc:title>
    <meta:editing-duration>PT4M34S</meta:editing-duration>
    <meta:editing-cycles>2</meta:editing-cycles>
    <meta:generator>LibreOffice/5.0.4.2$Windows_x86 LibreOffice_project/2b9802c1994aa0b7dc6079e128979269cf95bc78</meta:generator>
    <dc:date>2016-01-21T16:01:44.504000000</dc:date>
    <meta:document-statistic meta:table-count="0" meta:image-count="2" meta:object-count="0" meta:page-count="1" meta:paragraph-count="30" meta:word-count="385" meta:character-count="2014" meta:non-whitespace-character-count="1660"/>
    <meta:template xlink:type="simple" xlink:actuate="onRequest" xlink:title="1&quot;" xlink:href="../../../../../../../../AppData/Roaming/LibreOffice/4/user/template/UserTemplate.ott" meta:date="2016-01-21T15:01:46.110000000"/>
  </office:meta>
</office:document-meta>
</file>